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862" officeooo:paragraph-rsid="001e3862"/>
    </style:style>
    <style:style style:name="P2" style:family="paragraph" style:parent-style-name="Standard">
      <style:text-properties officeooo:rsid="001e3862" officeooo:paragraph-rsid="001ffa74"/>
    </style:style>
    <style:style style:name="P3" style:family="paragraph" style:parent-style-name="Standard">
      <style:text-properties officeooo:rsid="001ffa74" officeooo:paragraph-rsid="001ffa74"/>
    </style:style>
    <style:style style:name="P4" style:family="paragraph" style:parent-style-name="Standard">
      <style:text-properties officeooo:rsid="0021b937" officeooo:paragraph-rsid="0021b93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fa74"/>
    </style:style>
    <style:style style:name="T3" style:family="text">
      <style:text-properties officeooo:rsid="001ffa74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ffa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racle Data Modeler</text:p>
      <text:p text:style-name="P4"/>
      <text:p text:style-name="P4"/>
      <text:p text:style-name="Standard"/>
      <text:p text:style-name="P1">Funcionario(<text:span text:style-name="T1">id</text:span>, nome<text:span text:style-name="T3">)</text:span></text:p>
      <text:p text:style-name="P1">Locacao(<text:span text:style-name="T1">id</text:span>, dataLocacao, <text:span text:style-name="T3">#funcionario_id,#cliente_id)</text:span></text:p>
      <text:p text:style-name="P1">Exemplar(<text:span text:style-name="T1">numero</text:span><text:span text:style-name="T2">,</text:span><text:span text:style-name="T5">#filme_id)</text:span></text:p>
      <text:p text:style-name="P3"><text:span text:style-name="T5"/></text:p>
      <text:p text:style-name="P3"><text:span text:style-name="T5">L</text:span><text:span text:style-name="T4">ocExemplar(</text:span><text:span text:style-name="T1">#locacao_id,#exemplar_id</text:span><text:span text:style-name="T4">, dataDevolucao, preco, #funcionario_id)</text:span></text:p>
      <text:p text:style-name="P3"><text:span text:style-name="T4">LocExemplar(</text:span><text:span text:style-name="T1">id</text:span><text:span text:style-name="T4">, #locacao_id,#exemplar_id, dataDevolucao, preco, #funcionario_id)</text:span></text:p>
      <text:p text:style-name="P2"/>
      <text:p text:style-name="P1"/>
      <text:p text:style-name="P1">Cliente(<text:span text:style-name="T1">id</text:span>,nome, cpf, rg<text:span text:style-name="T3">)</text:span></text:p>
      <text:p text:style-name="P1"/>
      <text:p text:style-name="P1">Telefone(<text:span text:style-name="T1">#cliente_id, telefone</text:span>)</text:p>
      <text:p text:style-name="P2">Telefone(<text:span text:style-name="T2">id</text:span><text:span text:style-name="T3">,</text:span><text:span text:style-name="T4">#cliente_id, telefone</text:span>)</text:p>
      <text:p text:style-name="P2"/>
      <text:p text:style-name="P1"/>
      <text:p text:style-name="P1">Ator(<text:span text:style-name="T1">id</text:span>, nome, sexo, nacionalidade<text:span text:style-name="T3">)</text:span></text:p>
      <text:p text:style-name="P1">Categoria(<text:span text:style-name="T1">id</text:span>, nome<text:span text:style-name="T3">)</text:span></text:p>
      <text:p text:style-name="P1">Diretor(<text:span text:style-name="T1">id</text:span>, nome, sexo, nacionalidade<text:span text:style-name="T3">)</text:span></text:p>
      <text:p text:style-name="P1">Filme(<text:span text:style-name="T1">id</text:span>, nome, resumo, <text:span text:style-name="T3">#genero_id, #categoria_id, #diretor_id)</text:span></text:p>
      <text:p text:style-name="P3"/>
      <text:p text:style-name="P3">FilmeAtor(<text:span text:style-name="T1">#filme_id,#ator_id</text:span>)</text:p>
      <text:p text:style-name="P3">FilmeAtor(<text:span text:style-name="T1">id</text:span>, <text:span text:style-name="T4">#filme_id,#ator_id</text:span>)</text:p>
      <text:p text:style-name="P2"/>
      <text:p text:style-name="P1">Genero(<text:span text:style-name="T1">id</text:span>, nome<text:span text:style-name="T3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05T21:34:23.360000000</meta:creation-date>
    <dc:date>2023-09-06T20:39:52.419000000</dc:date>
    <meta:editing-duration>PT11M29S</meta:editing-duration>
    <meta:editing-cycles>2</meta:editing-cycles>
    <meta:generator>LibreOffice/6.4.5.2$Windows_x86 LibreOffice_project/a726b36747cf2001e06b58ad5db1aa3a9a1872d6</meta:generator>
    <meta:document-statistic meta:table-count="0" meta:image-count="0" meta:object-count="0" meta:page-count="1" meta:paragraph-count="16" meta:word-count="46" meta:character-count="598" meta:non-whitespace-character-count="568"/>
  </office:meta>
</office:document-meta>
</file>